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12cm"/>
    </style:style>
    <style:style style:name="co2" style:family="table-column">
      <style:table-column-properties fo:break-before="auto" style:column-width="2.762cm"/>
    </style:style>
    <style:style style:name="co3" style:family="table-column">
      <style:table-column-properties fo:break-before="auto" style:column-width="7.392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4.487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253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563cm"/>
    </style:style>
    <style:style style:name="co10" style:family="table-column">
      <style:table-column-properties fo:break-before="auto" style:column-width="3.261cm"/>
    </style:style>
    <style:style style:name="co11" style:family="table-column">
      <style:table-column-properties fo:break-before="auto" style:column-width="2.201cm"/>
    </style:style>
    <style:style style:name="co12" style:family="table-column">
      <style:table-column-properties fo:break-before="auto" style:column-width="2.5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 style:data-style-name="N148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 style:data-style-name="N148">
      <style:table-cell-properties fo:background-color="#000000" style:text-align-source="fix" style:repeat-content="fals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4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weight="bold" style:font-weight-asian="bold" style:font-name-complex="Ari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48">
      <style:table-cell-properties fo:background-color="#000000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48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-complex="Arial2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name-complex="Arial2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7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2" style:family="table-cell" style:parent-style-name="Default" style:data-style-name="N148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48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48">
      <style:table-cell-properties fo:background-color="#000000" style:text-align-source="fix" style:repeat-content="fals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weight="bold" style:font-weight-asian="bold" style:font-name-complex="Ari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48">
      <style:table-cell-properties fo:background-color="#000000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cccccc" style:text-align-source="fix" style:repeat-content="false" style:vertical-align="top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-complex="Arial2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name-complex="Arial2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32" office:value-type="string" calcext:value-type="string">
            <text:p>Wochentag</text:p>
          </table:table-cell>
          <table:table-cell table:style-name="ce32" office:value-type="string" calcext:value-type="string">
            <text:p>Datum</text:p>
          </table:table-cell>
          <table:table-cell table:style-name="ce32" office:value-type="string" calcext:value-type="string">
            <text:p>Titel</text:p>
          </table:table-cell>
          <table:table-cell table:style-name="ce32" office:value-type="string" calcext:value-type="string">
            <text:p>Ausgaben Film</text:p>
            <text:p><text:span text:style-name="T1">(Leihmiete (+Mindestgarantie))</text:span></text:p>
          </table:table-cell>
          <table:table-cell table:style-name="ce32" office:value-type="string" calcext:value-type="string">
            <text:p>Koop Kosten</text:p>
          </table:table-cell>
          <table:table-cell table:style-name="ce32" office:value-type="string" calcext:value-type="string">
            <text:p>Ticket (normal)</text:p>
            <text:p><text:span text:style-name="T1">(pro Eintritt 3€)</text:span></text:p>
          </table:table-cell>
          <table:table-cell table:style-name="ce32" office:value-type="string" calcext:value-type="string">
            <text:p>Ticket (ermäßigt)</text:p>
            <text:p><text:span text:style-name="T1">(pro 5er Eintritt 2€)</text:span></text:p>
          </table:table-cell>
          <table:table-cell table:style-name="ce32" office:value-type="string" calcext:value-type="string">
            <text:p>Einnahmen (brutto)</text:p>
            <text:p><text:span text:style-name="T1">(Ticket normal + Ticket ermäßigt)</text:span></text:p>
          </table:table-cell>
          <table:table-cell table:style-name="ce32" office:value-type="string" calcext:value-type="string">
            <text:p>Einnahmen (netto)</text:p>
            <text:p><text:span text:style-name="T1">(Einnahmen brutto – 7% MwSt.)</text:span></text:p>
          </table:table-cell>
          <table:table-cell table:style-name="ce32" office:value-type="string" calcext:value-type="string">
            <text:p>Einnahmen AStA</text:p>
            <text:p><text:span text:style-name="T1">(Getränke)</text:span></text:p>
          </table:table-cell>
          <table:table-cell table:style-name="ce32" office:value-type="string" calcext:value-type="string">
            <text:p>Zuschauer</text:p>
          </table:table-cell>
          <table:table-cell table:style-name="ce68" office:value-type="string" calcext:value-type="string">
            <text:p>Zuschauer-</text:p>
            <text:p>Durchschnitt</text:p>
          </table:table-cell>
          <table:table-cell table:style-name="ce61"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2-10-25" calcext:value-type="date">
            <text:p>25.10.22</text:p>
          </table:table-cell>
          <table:table-cell table:style-name="ce65" office:value-type="string" calcext:value-type="string">
            <text:p>The Batman</text:p>
          </table:table-cell>
          <table:table-cell table:style-name="ce62" office:value-type="currency" office:currency="EUR" office:value="-112.54" calcext:value-type="currency">
            <text:p>-112,54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48" calcext:value-type="currency">
            <text:p>48,00 €</text:p>
          </table:table-cell>
          <table:table-cell table:style-name="ce62" office:value-type="currency" office:currency="EUR" office:value="10" calcext:value-type="currency">
            <text:p>10,00 €</text:p>
          </table:table-cell>
          <table:table-cell table:style-name="ce62" table:formula="of:=[.F2]+[.G2]" office:value-type="currency" office:currency="EUR" office:value="58" calcext:value-type="currency">
            <text:p>58,00 €</text:p>
          </table:table-cell>
          <table:table-cell table:style-name="ce62" table:formula="of:=[.H2]/107*100" office:value-type="currency" office:currency="EUR" office:value="54.2056074766355" calcext:value-type="currency">
            <text:p>54,21 €</text:p>
          </table:table-cell>
          <table:table-cell table:style-name="ce62" office:value-type="currency" office:currency="EUR" office:value="10.5" calcext:value-type="currency">
            <text:p>10,50 €</text:p>
          </table:table-cell>
          <table:table-cell office:value-type="float" office:value="21" calcext:value-type="float">
            <text:p>21</text:p>
          </table:table-cell>
          <table:table-cell table:style-name="ce69" table:formula="of:=SUM([.K2])/(ROW()-1)"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2-10-26" calcext:value-type="date">
            <text:p>26.10.22</text:p>
          </table:table-cell>
          <table:table-cell table:style-name="ce65" office:value-type="string" calcext:value-type="string">
            <text:p>The Innocents</text:p>
          </table:table-cell>
          <table:table-cell table:style-name="ce62" office:value-type="currency" office:currency="EUR" office:value="-160.5" calcext:value-type="currency">
            <text:p>-160,5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42" calcext:value-type="currency">
            <text:p>42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3]+[.G3]" office:value-type="currency" office:currency="EUR" office:value="42" calcext:value-type="currency">
            <text:p>42,00 €</text:p>
          </table:table-cell>
          <table:table-cell table:style-name="ce62" table:formula="of:=[.H3]/107*100" office:value-type="currency" office:currency="EUR" office:value="39.2523364485981" calcext:value-type="currency">
            <text:p>39,25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office:value-type="float" office:value="14" calcext:value-type="float">
            <text:p>14</text:p>
          </table:table-cell>
          <table:table-cell table:style-name="ce70" table:formula="of:=SUM([.K2:.K3])/(ROW()-1)" office:value-type="float" office:value="17.5" calcext:value-type="float">
            <text:p>17,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2-11-02" calcext:value-type="date">
            <text:p>02.11.22</text:p>
          </table:table-cell>
          <table:table-cell table:style-name="ce65" office:value-type="string" calcext:value-type="string">
            <text:p>Revolution of Our Times</text:p>
          </table:table-cell>
          <table:table-cell table:style-name="ce62" table:number-columns-repeated="2"/>
          <table:table-cell table:style-name="ce62" office:value-type="currency" office:currency="EUR" office:value="72" calcext:value-type="currency">
            <text:p>72,00 €</text:p>
          </table:table-cell>
          <table:table-cell table:style-name="ce62" office:value-type="currency" office:currency="EUR" office:value="12" calcext:value-type="currency">
            <text:p>12,00 €</text:p>
          </table:table-cell>
          <table:table-cell table:style-name="ce62" table:formula="of:=[.F4]+[.G4]" office:value-type="currency" office:currency="EUR" office:value="84" calcext:value-type="currency">
            <text:p>84,00 €</text:p>
          </table:table-cell>
          <table:table-cell table:style-name="ce62" table:formula="of:=[.H4]/107*100" office:value-type="currency" office:currency="EUR" office:value="78.5046728971963" calcext:value-type="currency">
            <text:p>78,50 €</text:p>
          </table:table-cell>
          <table:table-cell table:style-name="ce62" office:value-type="currency" office:currency="EUR" office:value="4.5" calcext:value-type="currency">
            <text:p>4,50 €</text:p>
          </table:table-cell>
          <table:table-cell office:value-type="float" office:value="30" calcext:value-type="float">
            <text:p>30</text:p>
          </table:table-cell>
          <table:table-cell table:style-name="ce70" table:formula="of:=SUM([.K2:.K4])/(ROW()-1)" office:value-type="float" office:value="21.6666666666667" calcext:value-type="float">
            <text:p>21,6666666666667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2-11-08" calcext:value-type="date">
            <text:p>08.11.22</text:p>
          </table:table-cell>
          <table:table-cell table:style-name="ce65" office:value-type="string" calcext:value-type="string">
            <text:p>The Worst Person in the World</text:p>
          </table:table-cell>
          <table:table-cell table:style-name="ce62" office:value-type="currency" office:currency="EUR" office:value="-161.3" calcext:value-type="currency">
            <text:p>-161,3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9" calcext:value-type="currency">
            <text:p>39,00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table:style-name="ce62" table:formula="of:=[.F5]+[.G5]" office:value-type="currency" office:currency="EUR" office:value="45" calcext:value-type="currency">
            <text:p>45,00 €</text:p>
          </table:table-cell>
          <table:table-cell table:style-name="ce62" table:formula="of:=[.H5]/107*100" office:value-type="currency" office:currency="EUR" office:value="42.0560747663551" calcext:value-type="currency">
            <text:p>42,06 €</text:p>
          </table:table-cell>
          <table:table-cell table:style-name="ce62" office:value-type="currency" office:currency="EUR" office:value="3" calcext:value-type="currency">
            <text:p>3,00 €</text:p>
          </table:table-cell>
          <table:table-cell office:value-type="float" office:value="16" calcext:value-type="float">
            <text:p>16</text:p>
          </table:table-cell>
          <table:table-cell table:style-name="ce70" table:formula="of:=SUM([.K2:.K5])/(ROW()-1)" office:value-type="float" office:value="20.25" calcext:value-type="float">
            <text:p>20,2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2-11-15" calcext:value-type="date">
            <text:p>15.11.22</text:p>
          </table:table-cell>
          <table:table-cell table:style-name="ce66" office:value-type="string" calcext:value-type="string">
            <text:p>Elvis</text:p>
          </table:table-cell>
          <table:table-cell table:style-name="ce62" office:value-type="currency" office:currency="EUR" office:value="-112.54" calcext:value-type="currency">
            <text:p>-112,54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87" calcext:value-type="currency">
            <text:p>87,00 €</text:p>
          </table:table-cell>
          <table:table-cell table:style-name="ce62" office:value-type="currency" office:currency="EUR" office:value="10" calcext:value-type="currency">
            <text:p>10,00 €</text:p>
          </table:table-cell>
          <table:table-cell table:style-name="ce62" table:formula="of:=[.F6]+[.G6]" office:value-type="currency" office:currency="EUR" office:value="97" calcext:value-type="currency">
            <text:p>97,00 €</text:p>
          </table:table-cell>
          <table:table-cell table:style-name="ce62" table:formula="of:=[.H6]/107*100" office:value-type="currency" office:currency="EUR" office:value="90.6542056074767" calcext:value-type="currency">
            <text:p>90,65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office:value-type="float" office:value="34" calcext:value-type="float">
            <text:p>34</text:p>
          </table:table-cell>
          <table:table-cell table:style-name="ce70" table:formula="of:=SUM([.K2:.K6])/(ROW()-1)"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2-11-16" calcext:value-type="date">
            <text:p>16.11.22</text:p>
          </table:table-cell>
          <table:table-cell table:style-name="ce65" office:value-type="string" calcext:value-type="string">
            <text:p>Moulin Rouge! (Klassiker 1)</text:p>
          </table:table-cell>
          <table:table-cell table:number-columns-repeated="4" table:style-name="ce62" office:value-type="currency" office:currency="EUR" office:value="-0" calcext:value-type="currency">
            <text:p>0,00 €</text:p>
          </table:table-cell>
          <table:table-cell table:style-name="ce62" table:formula="of:=[.F7]+[.G7]" office:value-type="currency" office:currency="EUR" office:value="0" calcext:value-type="currency">
            <text:p>0,00 €</text:p>
          </table:table-cell>
          <table:table-cell table:style-name="ce62" table:formula="of:=[.H7]/107*10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0.5" calcext:value-type="currency">
            <text:p>10,50 €</text:p>
          </table:table-cell>
          <table:table-cell office:value-type="float" office:value="39" calcext:value-type="float">
            <text:p>39</text:p>
          </table:table-cell>
          <table:table-cell table:style-name="ce70" table:formula="of:=SUM([.K2:.K7])/(ROW()-1)" office:value-type="float" office:value="25.6666666666667" calcext:value-type="float">
            <text:p>25,6666666666667</text:p>
          </table:table-cell>
          <table:table-cell table:number-columns-repeated="1012"/>
        </table:table-row>
        <table:table-row table:style-name="ro3">
          <table:table-cell table:style-name="ce33" office:value-type="string" calcext:value-type="string">
            <text:p>Dienstag</text:p>
          </table:table-cell>
          <table:table-cell table:style-name="ce59" office:value-type="date" office:date-value="2022-11-22" calcext:value-type="date">
            <text:p>22.11.22</text:p>
          </table:table-cell>
          <table:table-cell table:style-name="ce65" office:value-type="string" calcext:value-type="string">
            <text:p>River</text:p>
          </table:table-cell>
          <table:table-cell table:style-name="ce62" office:value-type="currency" office:currency="EUR" office:value="-94.16" calcext:value-type="currency">
            <text:p>-94,16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0" calcext:value-type="currency">
            <text:p>30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8]+[.G8]" office:value-type="currency" office:currency="EUR" office:value="30" calcext:value-type="currency">
            <text:p>30,00 €</text:p>
          </table:table-cell>
          <table:table-cell table:style-name="ce62" table:formula="of:=[.H8]/107*100" office:value-type="currency" office:currency="EUR" office:value="28.0373831775701" calcext:value-type="currency">
            <text:p>28,04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10" calcext:value-type="float">
            <text:p>10</text:p>
          </table:table-cell>
          <table:table-cell table:style-name="ce71" table:formula="of:=SUM([.K2:.K8])/(ROW()-1)" office:value-type="float" office:value="23.4285714285714" calcext:value-type="float">
            <text:p>23,4285714285714</text:p>
          </table:table-cell>
          <table:table-cell table:number-columns-repeated="1012"/>
        </table:table-row>
        <table:table-row table:style-name="ro3">
          <table:table-cell table:style-name="ce33" office:value-type="string" calcext:value-type="string">
            <text:p>Mittwoch</text:p>
          </table:table-cell>
          <table:table-cell table:style-name="ce59" office:value-type="date" office:date-value="2022-11-23" calcext:value-type="date">
            <text:p>23.11.22</text:p>
          </table:table-cell>
          <table:table-cell table:style-name="ce65" office:value-type="string" calcext:value-type="string">
            <text:p>C'mon C'mon</text:p>
          </table:table-cell>
          <table:table-cell table:style-name="ce62" office:value-type="currency" office:currency="EUR" office:value="-42.8" calcext:value-type="currency">
            <text:p>-42,8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5" calcext:value-type="currency">
            <text:p>15,00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table:style-name="ce62" table:formula="of:=[.F9]+[.G9]" office:value-type="currency" office:currency="EUR" office:value="21" calcext:value-type="currency">
            <text:p>21,00 €</text:p>
          </table:table-cell>
          <table:table-cell table:style-name="ce62" table:formula="of:=[.H9]/107*100" office:value-type="currency" office:currency="EUR" office:value="19.6261682242991" calcext:value-type="currency">
            <text:p>19,63 €</text:p>
          </table:table-cell>
          <table:table-cell table:style-name="ce62" office:value-type="currency" office:currency="EUR" office:value="1.5" calcext:value-type="currency">
            <text:p>1,50 €</text:p>
          </table:table-cell>
          <table:table-cell office:value-type="float" office:value="8" calcext:value-type="float">
            <text:p>8</text:p>
          </table:table-cell>
          <table:table-cell table:style-name="ce71" table:formula="of:=SUM([.K2:.K9])/(ROW()-1)" office:value-type="float" office:value="21.5" calcext:value-type="float">
            <text:p>21,5</text:p>
          </table:table-cell>
          <table:table-cell table:number-columns-repeated="1012"/>
        </table:table-row>
        <table:table-row table:style-name="ro3">
          <table:table-cell table:style-name="ce33" office:value-type="string" calcext:value-type="string">
            <text:p>Dienstag</text:p>
          </table:table-cell>
          <table:table-cell table:style-name="ce59" office:value-type="date" office:date-value="2022-11-29" calcext:value-type="date">
            <text:p>29.11.22</text:p>
          </table:table-cell>
          <table:table-cell table:style-name="ce65" office:value-type="string" calcext:value-type="string">
            <text:p>The Unbearable Weight of Massive Talent</text:p>
          </table:table-cell>
          <table:table-cell table:style-name="ce62" office:value-type="currency" office:currency="EUR" office:value="-70.35" calcext:value-type="currency">
            <text:p>-70,35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9" calcext:value-type="currency">
            <text:p>9,00 €</text:p>
          </table:table-cell>
          <table:table-cell table:style-name="ce62" office:value-type="currency" office:currency="EUR" office:value="8" calcext:value-type="currency">
            <text:p>8,00 €</text:p>
          </table:table-cell>
          <table:table-cell table:style-name="ce62" table:formula="of:=[.F10]+[.G10]" office:value-type="currency" office:currency="EUR" office:value="17" calcext:value-type="currency">
            <text:p>17,00 €</text:p>
          </table:table-cell>
          <table:table-cell table:style-name="ce62" table:formula="of:=[.H10]/107*100" office:value-type="currency" office:currency="EUR" office:value="15.8878504672897" calcext:value-type="currency">
            <text:p>15,89 €</text:p>
          </table:table-cell>
          <table:table-cell table:style-name="ce62" office:value-type="currency" office:currency="EUR" office:value="1.5" calcext:value-type="currency">
            <text:p>1,50 €</text:p>
          </table:table-cell>
          <table:table-cell office:value-type="float" office:value="7" calcext:value-type="float">
            <text:p>7</text:p>
          </table:table-cell>
          <table:table-cell table:style-name="ce71" table:formula="of:=SUM([.K2:.K10])/(ROW()-1)" office:value-type="float" office:value="19.8888888888889" calcext:value-type="float">
            <text:p>19,8888888888889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2-11-30" calcext:value-type="date">
            <text:p>30.11.22</text:p>
          </table:table-cell>
          <table:table-cell table:style-name="ce65" office:value-type="string" calcext:value-type="string">
            <text:p>Dogville</text:p>
          </table:table-cell>
          <table:table-cell table:style-name="ce62" office:value-type="currency" office:currency="EUR" office:value="-65" calcext:value-type="currency">
            <text:p>-65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21" calcext:value-type="currency">
            <text:p>21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11]+[.G11]" office:value-type="currency" office:currency="EUR" office:value="21" calcext:value-type="currency">
            <text:p>21,00 €</text:p>
          </table:table-cell>
          <table:table-cell table:style-name="ce62" table:formula="of:=[.H11]/107*100" office:value-type="currency" office:currency="EUR" office:value="19.6261682242991" calcext:value-type="currency">
            <text:p>19,63 €</text:p>
          </table:table-cell>
          <table:table-cell table:style-name="ce62" office:value-type="currency" office:currency="EUR" office:value="3" calcext:value-type="currency">
            <text:p>3,00 €</text:p>
          </table:table-cell>
          <table:table-cell office:value-type="float" office:value="7" calcext:value-type="float">
            <text:p>7</text:p>
          </table:table-cell>
          <table:table-cell table:style-name="ce70" table:formula="of:=SUM([.K2:.K11])/(ROW()-1)" office:value-type="float" office:value="18.6" calcext:value-type="float">
            <text:p>18,6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2-12-06" calcext:value-type="date">
            <text:p>06.12.22</text:p>
          </table:table-cell>
          <table:table-cell table:style-name="ce65" office:value-type="string" calcext:value-type="string">
            <text:p>Das Ereignis</text:p>
          </table:table-cell>
          <table:table-cell table:style-name="ce62" office:value-type="currency" office:currency="EUR" office:value="-139.1" calcext:value-type="currency">
            <text:p>-139,10 €</text:p>
          </table:table-cell>
          <table:table-cell table:style-name="ce62" office:value-type="currency" office:currency="EUR" office:value="125.6" calcext:value-type="currency">
            <text:p>125,60 €</text:p>
          </table:table-cell>
          <table:table-cell table:style-name="ce62" office:value-type="currency" office:currency="EUR" office:value="18" calcext:value-type="currency">
            <text:p>18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12]+[.G12]" office:value-type="currency" office:currency="EUR" office:value="18" calcext:value-type="currency">
            <text:p>18,00 €</text:p>
          </table:table-cell>
          <table:table-cell table:style-name="ce62" table:formula="of:=[.H12]/107*100" office:value-type="currency" office:currency="EUR" office:value="16.8224299065421" calcext:value-type="currency">
            <text:p>16,82 €</text:p>
          </table:table-cell>
          <table:table-cell table:style-name="ce62" office:value-type="currency" office:currency="EUR" office:value="2" calcext:value-type="currency">
            <text:p>2,00 €</text:p>
          </table:table-cell>
          <table:table-cell office:value-type="float" office:value="6" calcext:value-type="float">
            <text:p>6</text:p>
          </table:table-cell>
          <table:table-cell table:style-name="ce70" table:formula="of:=SUM([.K2:.K12])/(ROW()-1)" office:value-type="float" office:value="17.4545454545455" calcext:value-type="float">
            <text:p>17,454545454545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2-12-07" calcext:value-type="date">
            <text:p>07.12.22</text:p>
          </table:table-cell>
          <table:table-cell table:style-name="ce65" office:value-type="string" calcext:value-type="string">
            <text:p>Moneyboys</text:p>
          </table:table-cell>
          <table:table-cell table:style-name="ce62" office:value-type="currency" office:currency="EUR" office:value="-133.75" calcext:value-type="currency">
            <text:p>-133,75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9" calcext:value-type="currency">
            <text:p>9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13]+[.G13]" office:value-type="currency" office:currency="EUR" office:value="9" calcext:value-type="currency">
            <text:p>9,00 €</text:p>
          </table:table-cell>
          <table:table-cell table:style-name="ce62" table:formula="of:=[.H13]/107*100" office:value-type="currency" office:currency="EUR" office:value="8.41121495327103" calcext:value-type="currency">
            <text:p>8,41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</text:p>
          </table:table-cell>
          <table:table-cell table:style-name="ce70" table:formula="of:=SUM([.K2:.K13])/(ROW()-1)" office:value-type="float" office:value="16.25" calcext:value-type="float">
            <text:p>16,2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onnerstag</text:p>
          </table:table-cell>
          <table:table-cell table:style-name="ce59" office:value-type="date" office:date-value="2022-12-08" calcext:value-type="date">
            <text:p>08.12.22</text:p>
          </table:table-cell>
          <table:table-cell table:style-name="ce65" office:value-type="string" calcext:value-type="string">
            <text:p>Die Odyssee</text:p>
          </table:table-cell>
          <table:table-cell table:style-name="ce62" office:value-type="currency" office:currency="EUR" office:value="-115.56" calcext:value-type="currency">
            <text:p>-115,56 €</text:p>
          </table:table-cell>
          <table:table-cell table:number-columns-repeated="3" table:style-name="ce62" office:value-type="currency" office:currency="EUR" office:value="0" calcext:value-type="currency">
            <text:p>0,00 €</text:p>
          </table:table-cell>
          <table:table-cell table:style-name="ce62" table:formula="of:=[.F14]+[.G14]" office:value-type="currency" office:currency="EUR" office:value="0" calcext:value-type="currency">
            <text:p>0,00 €</text:p>
          </table:table-cell>
          <table:table-cell table:style-name="ce62" table:formula="of:=[.H14]/107*10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70" table:formula="of:=SUM([.K2:.K14])/(ROW()-1)"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2-12-13" calcext:value-type="date">
            <text:p>13.12.22</text:p>
          </table:table-cell>
          <table:table-cell table:style-name="ce65" office:value-type="string" calcext:value-type="string">
            <text:p>The Electrical Life of Louis Wain</text:p>
          </table:table-cell>
          <table:table-cell table:style-name="ce62" office:value-type="currency" office:currency="EUR" office:value="-21.76" calcext:value-type="currency">
            <text:p>-21,76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21" calcext:value-type="currency">
            <text:p>21,00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table:style-name="ce62" table:formula="of:=[.F15]+[.G15]" office:value-type="currency" office:currency="EUR" office:value="27" calcext:value-type="currency">
            <text:p>27,00 €</text:p>
          </table:table-cell>
          <table:table-cell table:style-name="ce62" table:formula="of:=[.H15]/107*100" office:value-type="currency" office:currency="EUR" office:value="25.2336448598131" calcext:value-type="currency">
            <text:p>25,23 €</text:p>
          </table:table-cell>
          <table:table-cell table:style-name="ce62" office:value-type="currency" office:currency="EUR" office:value="4.5" calcext:value-type="currency">
            <text:p>4,50 €</text:p>
          </table:table-cell>
          <table:table-cell office:value-type="float" office:value="10" calcext:value-type="float">
            <text:p>10</text:p>
          </table:table-cell>
          <table:table-cell table:style-name="ce70" table:formula="of:=SUM([.K2:.K15])/(ROW()-1)" office:value-type="float" office:value="14.6428571428571" calcext:value-type="float">
            <text:p>14,6428571428571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2-12-14" calcext:value-type="date">
            <text:p>14.12.22</text:p>
          </table:table-cell>
          <table:table-cell table:style-name="ce65" office:value-type="string" calcext:value-type="string">
            <text:p>Das Licht, aus dem die Träume sind</text:p>
          </table:table-cell>
          <table:table-cell table:style-name="ce62" office:value-type="currency" office:currency="EUR" office:value="-148.46" calcext:value-type="currency">
            <text:p>-148,46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" calcext:value-type="currency">
            <text:p>3,00 €</text:p>
          </table:table-cell>
          <table:table-cell table:style-name="ce62" office:value-type="currency" office:currency="EUR" office:value="8" calcext:value-type="currency">
            <text:p>8,00 €</text:p>
          </table:table-cell>
          <table:table-cell table:style-name="ce62" table:formula="of:=[.F16]+[.G16]" office:value-type="currency" office:currency="EUR" office:value="11" calcext:value-type="currency">
            <text:p>11,00 €</text:p>
          </table:table-cell>
          <table:table-cell table:style-name="ce62" table:formula="of:=[.H16]/107*100" office:value-type="currency" office:currency="EUR" office:value="10.2803738317757" calcext:value-type="currency">
            <text:p>10,28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4" calcext:value-type="float">
            <text:p>4</text:p>
          </table:table-cell>
          <table:table-cell table:style-name="ce70" table:formula="of:=SUM([.K2:.K16])/(ROW()-1)" office:value-type="float" office:value="13.9333333333333" calcext:value-type="float">
            <text:p>13,9333333333333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3-01-10" calcext:value-type="date">
            <text:p>10.01.23</text:p>
          </table:table-cell>
          <table:table-cell table:style-name="ce65" office:value-type="string" calcext:value-type="string">
            <text:p>Everything Everywhere All At Once</text:p>
          </table:table-cell>
          <table:table-cell table:style-name="ce62" office:value-type="currency" office:currency="EUR" office:value="-72.62" calcext:value-type="currency">
            <text:p>-72,62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59" calcext:value-type="currency">
            <text:p>159,00 €</text:p>
          </table:table-cell>
          <table:table-cell table:style-name="ce62" office:value-type="currency" office:currency="EUR" office:value="30" calcext:value-type="currency">
            <text:p>30,00 €</text:p>
          </table:table-cell>
          <table:table-cell table:style-name="ce62" table:formula="of:=[.F17]+[.G17]" office:value-type="currency" office:currency="EUR" office:value="189" calcext:value-type="currency">
            <text:p>189,00 €</text:p>
          </table:table-cell>
          <table:table-cell table:style-name="ce62" table:formula="of:=[.H17]/107*100" office:value-type="currency" office:currency="EUR" office:value="176.635514018692" calcext:value-type="currency">
            <text:p>176,64 €</text:p>
          </table:table-cell>
          <table:table-cell table:style-name="ce62" office:value-type="currency" office:currency="EUR" office:value="33" calcext:value-type="currency">
            <text:p>33,00 €</text:p>
          </table:table-cell>
          <table:table-cell office:value-type="float" office:value="68" calcext:value-type="float">
            <text:p>68</text:p>
          </table:table-cell>
          <table:table-cell table:style-name="ce70" table:formula="of:=SUM([.K2:.K17])/(ROW()-1)" office:value-type="float" office:value="17.3125" calcext:value-type="float">
            <text:p>17,312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3-01-11" calcext:value-type="date">
            <text:p>11.01.23</text:p>
          </table:table-cell>
          <table:table-cell table:style-name="ce65" office:value-type="string" calcext:value-type="string">
            <text:p>Tiger &amp; Dragon</text:p>
          </table:table-cell>
          <table:table-cell table:style-name="ce62" office:value-type="currency" office:currency="EUR" office:value="-0.8" calcext:value-type="currency">
            <text:p>-0,80 €</text:p>
          </table:table-cell>
          <table:table-cell table:number-columns-repeated="3" table:style-name="ce62" office:value-type="currency" office:currency="EUR" office:value="0" calcext:value-type="currency">
            <text:p>0,00 €</text:p>
          </table:table-cell>
          <table:table-cell table:style-name="ce62" table:formula="of:=[.F18]+[.G18]" office:value-type="currency" office:currency="EUR" office:value="0" calcext:value-type="currency">
            <text:p>0,00 €</text:p>
          </table:table-cell>
          <table:table-cell table:style-name="ce62" table:formula="of:=[.H18]/107*10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70" table:formula="of:=SUM([.K2:.K18])/(ROW()-1)" office:value-type="float" office:value="16.2941176470588" calcext:value-type="float">
            <text:p>16,2941176470588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onnerstag</text:p>
          </table:table-cell>
          <table:table-cell table:style-name="ce59" office:value-type="date" office:date-value="2023-01-12" calcext:value-type="date">
            <text:p>12.01.23</text:p>
          </table:table-cell>
          <table:table-cell table:style-name="ce65" office:value-type="string" calcext:value-type="string">
            <text:p>Blutsauger</text:p>
          </table:table-cell>
          <table:table-cell table:style-name="ce62" office:value-type="currency" office:currency="EUR" office:value="-115.56" calcext:value-type="currency">
            <text:p>-115,56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21" calcext:value-type="currency">
            <text:p>21,00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table:style-name="ce62" table:formula="of:=[.F19]+[.G19]" office:value-type="currency" office:currency="EUR" office:value="27" calcext:value-type="currency">
            <text:p>27,00 €</text:p>
          </table:table-cell>
          <table:table-cell table:style-name="ce62" table:formula="of:=[.H19]/107*100" office:value-type="currency" office:currency="EUR" office:value="25.2336448598131" calcext:value-type="currency">
            <text:p>25,23 €</text:p>
          </table:table-cell>
          <table:table-cell table:style-name="ce62" office:value-type="currency" office:currency="EUR" office:value="1.5" calcext:value-type="currency">
            <text:p>1,50 €</text:p>
          </table:table-cell>
          <table:table-cell office:value-type="float" office:value="12" calcext:value-type="float">
            <text:p>12</text:p>
          </table:table-cell>
          <table:table-cell table:style-name="ce70" table:formula="of:=SUM([.K2:.K19])/(ROW()-1)" office:value-type="float" office:value="16.0555555555556" calcext:value-type="float">
            <text:p>16,0555555555556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3-01-17" calcext:value-type="date">
            <text:p>17.01.23</text:p>
          </table:table-cell>
          <table:table-cell table:style-name="ce65" office:value-type="string" calcext:value-type="string">
            <text:p>Rabiye Kurnaz vs. George W. Bush</text:p>
          </table:table-cell>
          <table:table-cell table:style-name="ce62" office:value-type="currency" office:currency="EUR" office:value="-1.94" calcext:value-type="currency">
            <text:p>-1,94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9" calcext:value-type="currency">
            <text:p>9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20]+[.G20]" office:value-type="currency" office:currency="EUR" office:value="9" calcext:value-type="currency">
            <text:p>9,00 €</text:p>
          </table:table-cell>
          <table:table-cell table:style-name="ce62" table:formula="of:=[.H20]/107*100" office:value-type="currency" office:currency="EUR" office:value="8.41121495327103" calcext:value-type="currency">
            <text:p>8,41 €</text:p>
          </table:table-cell>
          <table:table-cell table:style-name="ce62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</text:p>
          </table:table-cell>
          <table:table-cell table:style-name="ce70" table:formula="of:=SUM([.K2:.K20])/(ROW()-1)" office:value-type="float" office:value="15.3684210526316" calcext:value-type="float">
            <text:p>15,3684210526316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3-01-18" calcext:value-type="date">
            <text:p>18.01.23</text:p>
          </table:table-cell>
          <table:table-cell table:style-name="ce65" office:value-type="string" calcext:value-type="string">
            <text:p>Der beste Film aller Zeiten</text:p>
          </table:table-cell>
          <table:table-cell table:style-name="ce62" office:value-type="currency" office:currency="EUR" office:value="-58.85" calcext:value-type="currency">
            <text:p>-58,85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" calcext:value-type="currency">
            <text:p>3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21]+[.G21]" office:value-type="currency" office:currency="EUR" office:value="3" calcext:value-type="currency">
            <text:p>3,00 €</text:p>
          </table:table-cell>
          <table:table-cell table:style-name="ce62" table:formula="of:=[.H21]/107*100" office:value-type="currency" office:currency="EUR" office:value="2.80373831775701" calcext:value-type="currency">
            <text:p>2,8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70" table:formula="of:=SUM([.K2:.K21])/(ROW()-1)" office:value-type="float" office:value="14.65" calcext:value-type="float">
            <text:p>14,6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onnerstag</text:p>
          </table:table-cell>
          <table:table-cell table:style-name="ce59" office:value-type="date" office:date-value="2023-01-19" calcext:value-type="date">
            <text:p>19.01.23</text:p>
          </table:table-cell>
          <table:table-cell table:style-name="ce65" office:value-type="string" calcext:value-type="string">
            <text:p>Vertigo (Klassiker 2)</text:p>
          </table:table-cell>
          <table:table-cell table:number-columns-repeated="4" table:style-name="ce62" office:value-type="currency" office:currency="EUR" office:value="-0" calcext:value-type="currency">
            <text:p>0,00 €</text:p>
          </table:table-cell>
          <table:table-cell table:style-name="ce62" table:formula="of:=[.F22]+[.G22]" office:value-type="currency" office:currency="EUR" office:value="0" calcext:value-type="currency">
            <text:p>0,00 €</text:p>
          </table:table-cell>
          <table:table-cell table:style-name="ce62" table:formula="of:=[.H22]/107*10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5.5" calcext:value-type="currency">
            <text:p>5,50 €</text:p>
          </table:table-cell>
          <table:table-cell office:value-type="float" office:value="10" calcext:value-type="float">
            <text:p>10</text:p>
          </table:table-cell>
          <table:table-cell table:style-name="ce70" table:formula="of:=SUM([.K2:.K22])/(ROW()-1)" office:value-type="float" office:value="14.4285714285714" calcext:value-type="float">
            <text:p>14,4285714285714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3-01-24" calcext:value-type="date">
            <text:p>24.01.23</text:p>
          </table:table-cell>
          <table:table-cell table:style-name="ce65" office:value-type="string" calcext:value-type="string">
            <text:p>Tomorrow - Die Welt ist voller Lösungen</text:p>
          </table:table-cell>
          <table:table-cell table:style-name="ce62" office:value-type="currency" office:currency="EUR" office:value="-10.26" calcext:value-type="currency">
            <text:p>-10,26 €</text:p>
          </table:table-cell>
          <table:table-cell table:style-name="ce62" office:value-type="currency" office:currency="EUR" office:value="-9.99" calcext:value-type="currency">
            <text:p>-9,99 €</text:p>
          </table:table-cell>
          <table:table-cell table:style-name="ce62" office:value-type="currency" office:currency="EUR" office:value="27" calcext:value-type="currency">
            <text:p>27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23]+[.G23]" office:value-type="currency" office:currency="EUR" office:value="27" calcext:value-type="currency">
            <text:p>27,00 €</text:p>
          </table:table-cell>
          <table:table-cell table:style-name="ce62" table:formula="of:=[.H23]/107*100" office:value-type="currency" office:currency="EUR" office:value="25.2336448598131" calcext:value-type="currency">
            <text:p>25,23 €</text:p>
          </table:table-cell>
          <table:table-cell table:style-name="ce62" office:value-type="currency" office:currency="EUR" office:value="4.5" calcext:value-type="currency">
            <text:p>4,50 €</text:p>
          </table:table-cell>
          <table:table-cell office:value-type="float" office:value="9" calcext:value-type="float">
            <text:p>9</text:p>
          </table:table-cell>
          <table:table-cell table:style-name="ce70" table:formula="of:=SUM([.K2:.K23])/(ROW()-1)" office:value-type="float" office:value="14.1818181818182" calcext:value-type="float">
            <text:p>14,1818181818182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3-01-25" calcext:value-type="date">
            <text:p>25.01.23</text:p>
          </table:table-cell>
          <table:table-cell table:style-name="ce65" office:value-type="string" calcext:value-type="string">
            <text:p>The Other Side of the River</text:p>
          </table:table-cell>
          <table:table-cell table:style-name="ce62" office:value-type="currency" office:currency="EUR" office:value="-118.9" calcext:value-type="currency">
            <text:p>-118,9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24" calcext:value-type="currency">
            <text:p>24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24]+[.G24]" office:value-type="currency" office:currency="EUR" office:value="24" calcext:value-type="currency">
            <text:p>24,00 €</text:p>
          </table:table-cell>
          <table:table-cell table:style-name="ce62" table:formula="of:=[.H24]/107*100" office:value-type="currency" office:currency="EUR" office:value="22.4299065420561" calcext:value-type="currency">
            <text:p>22,43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8" calcext:value-type="float">
            <text:p>8</text:p>
          </table:table-cell>
          <table:table-cell table:style-name="ce70" table:formula="of:=SUM([.K2:.K24])/(ROW()-1)" office:value-type="float" office:value="13.9130434782609" calcext:value-type="float">
            <text:p>13,9130434782609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onnerstag</text:p>
          </table:table-cell>
          <table:table-cell table:style-name="ce59" office:value-type="date" office:date-value="2023-01-26" calcext:value-type="date">
            <text:p>26.01.23</text:p>
          </table:table-cell>
          <table:table-cell table:style-name="ce65" office:value-type="string" calcext:value-type="string">
            <text:p>Top Gun: Maverick</text:p>
          </table:table-cell>
          <table:table-cell table:style-name="ce62" office:value-type="currency" office:currency="EUR" office:value="-13.17" calcext:value-type="currency">
            <text:p>-13,17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25]+[.G25]" office:value-type="currency" office:currency="EUR" office:value="6" calcext:value-type="currency">
            <text:p>6,00 €</text:p>
          </table:table-cell>
          <table:table-cell table:style-name="ce62" table:formula="of:=[.H25]/107*100" office:value-type="currency" office:currency="EUR" office:value="5.60747663551402" calcext:value-type="currency">
            <text:p>5,61 €</text:p>
          </table:table-cell>
          <table:table-cell table:style-name="ce62"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style-name="ce70" table:formula="of:=SUM([.K2:.K25])/(ROW()-1)" office:value-type="float" office:value="13.4166666666667" calcext:value-type="float">
            <text:p>13,4166666666667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3-01-31" calcext:value-type="date">
            <text:p>31.01.23</text:p>
          </table:table-cell>
          <table:table-cell table:style-name="ce65" office:value-type="string" calcext:value-type="string">
            <text:p>Wo in Paris die Sonne aufgeht</text:p>
          </table:table-cell>
          <table:table-cell table:style-name="ce62" office:value-type="currency" office:currency="EUR" office:value="-116.36" calcext:value-type="currency">
            <text:p>-116,36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12" calcext:value-type="currency">
            <text:p>12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26]+[.G26]" office:value-type="currency" office:currency="EUR" office:value="12" calcext:value-type="currency">
            <text:p>12,00 €</text:p>
          </table:table-cell>
          <table:table-cell table:style-name="ce62" table:formula="of:=[.H26]/107*100" office:value-type="currency" office:currency="EUR" office:value="11.214953271028" calcext:value-type="currency">
            <text:p>11,21 €</text:p>
          </table:table-cell>
          <table:table-cell table:style-name="ce62" office:value-type="currency" office:currency="EUR" office:value="3" calcext:value-type="currency">
            <text:p>3,00 €</text:p>
          </table:table-cell>
          <table:table-cell office:value-type="float" office:value="4" calcext:value-type="float">
            <text:p>4</text:p>
          </table:table-cell>
          <table:table-cell table:style-name="ce70" table:formula="of:=SUM([.K2:.K26])/(ROW()-1)" office:value-type="float" office:value="13.04" calcext:value-type="float">
            <text:p>13,04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3-02-01" calcext:value-type="date">
            <text:p>01.02.23</text:p>
          </table:table-cell>
          <table:table-cell table:style-name="ce65" office:value-type="string" calcext:value-type="string">
            <text:p>Triangle of Sadness</text:p>
          </table:table-cell>
          <table:table-cell table:style-name="ce62" office:value-type="currency" office:currency="EUR" office:value="-115.56" calcext:value-type="currency">
            <text:p>-115,56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75" calcext:value-type="currency">
            <text:p>75,00 €</text:p>
          </table:table-cell>
          <table:table-cell table:style-name="ce62" office:value-type="currency" office:currency="EUR" office:value="10" calcext:value-type="currency">
            <text:p>10,00 €</text:p>
          </table:table-cell>
          <table:table-cell table:style-name="ce62" table:formula="of:=[.F27]+[.G27]" office:value-type="currency" office:currency="EUR" office:value="85" calcext:value-type="currency">
            <text:p>85,00 €</text:p>
          </table:table-cell>
          <table:table-cell table:style-name="ce62" table:formula="of:=[.H27]/107*100" office:value-type="currency" office:currency="EUR" office:value="79.4392523364486" calcext:value-type="currency">
            <text:p>79,44 €</text:p>
          </table:table-cell>
          <table:table-cell table:style-name="ce62" office:value-type="currency" office:currency="EUR" office:value="14.5" calcext:value-type="currency">
            <text:p>14,50 €</text:p>
          </table:table-cell>
          <table:table-cell office:value-type="float" office:value="30" calcext:value-type="float">
            <text:p>30</text:p>
          </table:table-cell>
          <table:table-cell table:style-name="ce70" table:formula="of:=SUM([.K2:.K27])/(ROW()-1)" office:value-type="float" office:value="13.6923076923077" calcext:value-type="float">
            <text:p>13,6923076923077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onnerstag</text:p>
          </table:table-cell>
          <table:table-cell table:style-name="ce59" office:value-type="date" office:date-value="2023-02-02" calcext:value-type="date">
            <text:p>02.02.23</text:p>
          </table:table-cell>
          <table:table-cell table:style-name="ce65" office:value-type="string" calcext:value-type="string">
            <text:p>Red Rocket (Universal Sneak)</text:p>
          </table:table-cell>
          <table:table-cell table:number-columns-repeated="4" table:style-name="ce62" office:value-type="currency" office:currency="EUR" office:value="0" calcext:value-type="currency">
            <text:p>0,00 €</text:p>
          </table:table-cell>
          <table:table-cell table:style-name="ce62" table:formula="of:=[.F28]+[.G28]" office:value-type="currency" office:currency="EUR" office:value="0" calcext:value-type="currency">
            <text:p>0,00 €</text:p>
          </table:table-cell>
          <table:table-cell table:style-name="ce62" table:formula="of:=[.H28]/107*100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5" calcext:value-type="currency">
            <text:p>5,00 €</text:p>
          </table:table-cell>
          <table:table-cell office:value-type="float" office:value="9" calcext:value-type="float">
            <text:p>9</text:p>
          </table:table-cell>
          <table:table-cell table:style-name="ce70" table:formula="of:=SUM([.K2:.K28])/(ROW()-1)" office:value-type="float" office:value="13.5185185185185" calcext:value-type="float">
            <text:p>13,5185185185185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Dienstag</text:p>
          </table:table-cell>
          <table:table-cell table:style-name="ce59" office:value-type="date" office:date-value="2023-02-07" calcext:value-type="date">
            <text:p>07.02.23</text:p>
          </table:table-cell>
          <table:table-cell table:style-name="ce65" office:value-type="string" calcext:value-type="string">
            <text:p>Vortex</text:p>
          </table:table-cell>
          <table:table-cell table:style-name="ce62" office:value-type="currency" office:currency="EUR" office:value="-90.95" calcext:value-type="currency">
            <text:p>-90,95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table:formula="of:=[.F29]+[.G29]" office:value-type="currency" office:currency="EUR" office:value="6" calcext:value-type="currency">
            <text:p>6,00 €</text:p>
          </table:table-cell>
          <table:table-cell table:style-name="ce62" table:formula="of:=[.H29]/107*100" office:value-type="currency" office:currency="EUR" office:value="5.60747663551402" calcext:value-type="currency">
            <text:p>5,61 €</text:p>
          </table:table-cell>
          <table:table-cell table:style-name="ce62" office:value-type="currency" office:currency="EUR" office:value="2" calcext:value-type="currency">
            <text:p>2,00 €</text:p>
          </table:table-cell>
          <table:table-cell office:value-type="float" office:value="2" calcext:value-type="float">
            <text:p>2</text:p>
          </table:table-cell>
          <table:table-cell table:style-name="ce70" table:formula="of:=SUM([.K2:.K29])/(ROW()-1)" office:value-type="float" office:value="13.1071428571429" calcext:value-type="float">
            <text:p>13,1071428571429</text:p>
          </table:table-cell>
          <table:table-cell table:number-columns-repeated="1012"/>
        </table:table-row>
        <table:table-row table:style-name="ro2">
          <table:table-cell table:style-name="ce33" office:value-type="string" calcext:value-type="string">
            <text:p>Mittwoch</text:p>
          </table:table-cell>
          <table:table-cell table:style-name="ce59" office:value-type="date" office:date-value="2023-02-08" calcext:value-type="date">
            <text:p>08.02.23</text:p>
          </table:table-cell>
          <table:table-cell table:style-name="ce65" office:value-type="string" calcext:value-type="string">
            <text:p>Men</text:p>
          </table:table-cell>
          <table:table-cell table:style-name="ce62" office:value-type="currency" office:currency="EUR" office:value="-25.18" calcext:value-type="currency">
            <text:p>-25,18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table:style-name="ce62" office:value-type="currency" office:currency="EUR" office:value="30" calcext:value-type="currency">
            <text:p>30,00 €</text:p>
          </table:table-cell>
          <table:table-cell table:style-name="ce62" office:value-type="currency" office:currency="EUR" office:value="6" calcext:value-type="currency">
            <text:p>6,00 €</text:p>
          </table:table-cell>
          <table:table-cell table:style-name="ce62" table:formula="of:=[.F30]+[.G30]" office:value-type="currency" office:currency="EUR" office:value="36" calcext:value-type="currency">
            <text:p>36,00 €</text:p>
          </table:table-cell>
          <table:table-cell table:style-name="ce62" table:formula="of:=[.H30]/107*100" office:value-type="currency" office:currency="EUR" office:value="33.6448598130841" calcext:value-type="currency">
            <text:p>33,64 €</text:p>
          </table:table-cell>
          <table:table-cell table:style-name="ce62" office:value-type="currency" office:currency="EUR" office:value="0" calcext:value-type="currency">
            <text:p>0,00 €</text:p>
          </table:table-cell>
          <table:table-cell office:value-type="float" office:value="13" calcext:value-type="float">
            <text:p>13</text:p>
          </table:table-cell>
          <table:table-cell table:style-name="ce70" table:formula="of:=SUM([.K2:.K30])/(ROW()-1)" office:value-type="float" office:value="13.1034482758621" calcext:value-type="float">
            <text:p>13,1034482758621</text:p>
          </table:table-cell>
          <table:table-cell table:number-columns-repeated="1012"/>
        </table:table-row>
        <table:table-row table:style-name="ro2">
          <table:table-cell table:style-name="ce34" office:value-type="string" calcext:value-type="string" table:number-columns-spanned="3" table:number-rows-spanned="1">
            <text:p>SUMME</text:p>
          </table:table-cell>
          <table:covered-table-cell table:number-columns-repeated="2" table:style-name="ce60"/>
          <table:table-cell table:style-name="ce67" table:formula="of:=SUM([.D2:.D30])" office:value-type="currency" office:currency="EUR" office:value="-2117.97" calcext:value-type="currency">
            <text:p>-2.117,97 €</text:p>
          </table:table-cell>
          <table:table-cell table:style-name="ce67" table:formula="of:=SUM([.E2:.E30])" office:value-type="currency" office:currency="EUR" office:value="115.61" calcext:value-type="currency">
            <text:p>115,61 €</text:p>
          </table:table-cell>
          <table:table-cell table:style-name="ce67" table:formula="of:=SUM([.F2:.F30])" office:value-type="currency" office:currency="EUR" office:value="786" calcext:value-type="currency">
            <text:p>786,00 €</text:p>
          </table:table-cell>
          <table:table-cell table:style-name="ce67" table:formula="of:=SUM([.G2:.G30])" office:value-type="currency" office:currency="EUR" office:value="118" calcext:value-type="currency">
            <text:p>118,00 €</text:p>
          </table:table-cell>
          <table:table-cell table:style-name="ce67" table:formula="of:=SUM([.H2:.H30])" office:value-type="currency" office:currency="EUR" office:value="904" calcext:value-type="currency">
            <text:p>904,00 €</text:p>
          </table:table-cell>
          <table:table-cell table:style-name="ce67" table:formula="of:=SUM([.I2:.I30])" office:value-type="currency" office:currency="EUR" office:value="844.859813084112" calcext:value-type="currency">
            <text:p>844,86 €</text:p>
          </table:table-cell>
          <table:table-cell table:style-name="ce67" table:formula="of:=SUM([.J2:.J30])" office:value-type="currency" office:currency="EUR" office:value="124" calcext:value-type="currency">
            <text:p>124,00 €</text:p>
          </table:table-cell>
          <table:table-cell table:style-name="ce60" table:formula="of:=SUM([.K2:.K30])" office:value-type="float" office:value="380" calcext:value-type="float">
            <text:p>380</text:p>
          </table:table-cell>
          <table:table-cell table:style-name="ce70"/>
          <table:table-cell table:number-columns-repeated="1012"/>
        </table:table-row>
        <table:table-row table:style-name="ro2">
          <table:table-cell table:number-columns-repeated="11"/>
          <table:table-cell table:style-name="ce70"/>
          <table:table-cell table:number-columns-repeated="1012"/>
        </table:table-row>
        <table:table-row table:style-name="ro2">
          <table:table-cell table:style-name="ce34" office:value-type="string" calcext:value-type="string" table:number-columns-spanned="2" table:number-rows-spanned="1">
            <text:p>UMSATZ (FILME):</text:p>
          </table:table-cell>
          <table:covered-table-cell/>
          <table:table-cell table:style-name="ce63" table:formula="of:=[.I31]+[.D31]+[.E31]" office:value-type="currency" office:currency="EUR" office:value="-1157.50018691589" calcext:value-type="currency">
            <text:p>-1.157,50 €</text:p>
          </table:table-cell>
          <table:table-cell table:number-columns-repeated="8"/>
          <table:table-cell table:style-name="ce70"/>
          <table:table-cell table:number-columns-repeated="1012"/>
        </table:table-row>
        <table:table-row table:style-name="ro2">
          <table:table-cell table:number-columns-repeated="11"/>
          <table:table-cell table:style-name="ce70"/>
          <table:table-cell table:number-columns-repeated="1012"/>
        </table:table-row>
        <table:table-row table:style-name="ro2">
          <table:table-cell table:style-name="ce36"/>
          <table:table-cell/>
          <table:table-cell table:style-name="ce36"/>
          <table:table-cell table:number-columns-repeated="8"/>
          <table:table-cell table:style-name="ce70"/>
          <table:table-cell table:number-columns-repeated="1012"/>
        </table:table-row>
        <table:table-row table:style-name="ro2">
          <table:table-cell table:style-name="ce37" office:value-type="string" calcext:value-type="string" table:number-columns-spanned="2" table:number-rows-spanned="1">
            <text:p>Sonstige Kosten/ Einnahmen</text:p>
          </table:table-cell>
          <table:covered-table-cell table:style-name="ce61"/>
          <table:table-cell table:number-columns-repeated="9"/>
          <table:table-cell table:style-name="ce70"/>
          <table:table-cell table:number-columns-repeated="1012"/>
        </table:table-row>
        <table:table-row table:style-name="ro2">
          <table:table-cell table:style-name="ce38" office:value-type="string" calcext:value-type="string">
            <text:p>Programmflyer</text:p>
          </table:table-cell>
          <table:table-cell table:style-name="ce62" office:value-type="currency" office:currency="EUR" office:value="-46.46" calcext:value-type="currency">
            <text:p>-46,46 €</text:p>
          </table:table-cell>
          <table:table-cell table:number-columns-repeated="9"/>
          <table:table-cell table:style-name="ce70"/>
          <table:table-cell table:number-columns-repeated="1012"/>
        </table:table-row>
        <table:table-row table:style-name="ro2">
          <table:table-cell table:style-name="ce38" office:value-type="string" calcext:value-type="string">
            <text:p>1x A1 Poster (Dogville)</text:p>
          </table:table-cell>
          <table:table-cell table:style-name="ce62" office:value-type="currency" office:currency="EUR" office:value="-11" calcext:value-type="currency">
            <text:p>-11,00 €</text:p>
          </table:table-cell>
          <table:table-cell table:number-columns-repeated="9"/>
          <table:table-cell table:style-name="ce70"/>
          <table:table-cell table:number-columns-repeated="1012"/>
        </table:table-row>
        <table:table-row table:style-name="ro2">
          <table:table-cell table:style-name="ce38" office:value-type="string" calcext:value-type="string">
            <text:p>1X A1 Poster (Revolution of Our Times)</text:p>
          </table:table-cell>
          <table:table-cell table:style-name="ce62" office:value-type="currency" office:currency="EUR" office:value="-11" calcext:value-type="currency">
            <text:p>-11,00 €</text:p>
          </table:table-cell>
          <table:table-cell table:number-columns-repeated="9"/>
          <table:table-cell table:style-name="ce70"/>
          <table:table-cell table:number-columns-repeated="1012"/>
        </table:table-row>
        <table:table-row table:style-name="ro2">
          <table:table-cell table:style-name="ce38" office:value-type="string" calcext:value-type="string">
            <text:p>3x A1 Poster (Posterverkauf)</text:p>
          </table:table-cell>
          <table:table-cell table:style-name="ce62" office:value-type="currency" office:currency="EUR" office:value="-32.99" calcext:value-type="currency">
            <text:p>-32,99 €</text:p>
          </table:table-cell>
          <table:table-cell table:number-columns-repeated="9"/>
          <table:table-cell table:style-name="ce70"/>
          <table:table-cell table:number-columns-repeated="1012"/>
        </table:table-row>
        <table:table-row table:style-name="ro2">
          <table:table-cell office:value-type="string" calcext:value-type="string">
            <text:p>Posterverkauf</text:p>
          </table:table-cell>
          <table:table-cell table:style-name="ce62" office:value-type="currency" office:currency="EUR" office:value="794.6" calcext:value-type="currency">
            <text:p>794,60 €</text:p>
          </table:table-cell>
          <table:table-cell table:number-columns-repeated="9"/>
          <table:table-cell table:style-name="ce70"/>
          <table:table-cell table:number-columns-repeated="1012"/>
        </table:table-row>
        <table:table-row table:style-name="ro3">
          <table:table-cell office:value-type="string" calcext:value-type="string">
            <text:p>Mitgliedsbeitrag „epd Film“</text:p>
          </table:table-cell>
          <table:table-cell table:style-name="ce62" office:value-type="currency" office:currency="EUR" office:value="-79.2" calcext:value-type="currency">
            <text:p>-79,20 €</text:p>
          </table:table-cell>
          <table:table-cell table:number-columns-repeated="9"/>
          <table:table-cell table:style-name="ce72"/>
          <table:table-cell table:number-columns-repeated="1012"/>
        </table:table-row>
        <table:table-row table:style-name="ro3">
          <table:table-cell office:value-type="string" calcext:value-type="string">
            <text:p>Mitgliedsbeitrag „Bundesverband Jugend und Film“</text:p>
          </table:table-cell>
          <table:table-cell table:style-name="ce62" office:value-type="currency" office:currency="EUR" office:value="-100" calcext:value-type="currency">
            <text:p>-100,00 €</text:p>
          </table:table-cell>
          <table:table-cell table:number-columns-repeated="9"/>
          <table:table-cell table:style-name="ce72"/>
          <table:table-cell table:number-columns-repeated="1012"/>
        </table:table-row>
        <table:table-row table:style-name="ro3">
          <table:table-cell office:value-type="string" calcext:value-type="string">
            <text:p>Mitgliedsbeitrag „Bundesverband kommunale Filmarbeit“</text:p>
          </table:table-cell>
          <table:table-cell table:style-name="ce62" office:value-type="currency" office:currency="EUR" office:value="-150" calcext:value-type="currency">
            <text:p>-150,00 €</text:p>
          </table:table-cell>
          <table:table-cell table:number-columns-repeated="9"/>
          <table:table-cell table:style-name="ce72"/>
          <table:table-cell table:number-columns-repeated="1012"/>
        </table:table-row>
        <table:table-row table:style-name="ro3">
          <table:table-cell office:value-type="string" calcext:value-type="string">
            <text:p>Lizenzgebühren MPLC</text:p>
          </table:table-cell>
          <table:table-cell table:style-name="ce62" office:value-type="currency" office:currency="EUR" office:value="-433.52" calcext:value-type="currency">
            <text:p>-433,52 €</text:p>
          </table:table-cell>
          <table:table-cell table:number-columns-repeated="9"/>
          <table:table-cell table:style-name="ce73"/>
          <table:table-cell table:number-columns-repeated="1012"/>
        </table:table-row>
        <table:table-row table:style-name="ro3">
          <table:table-cell table:style-name="ce38" office:value-type="string" calcext:value-type="string">
            <text:p>Blu-Rays &amp; DVDs</text:p>
          </table:table-cell>
          <table:table-cell table:style-name="ce62" office:value-type="currency" office:currency="EUR" office:value="-232.23" calcext:value-type="currency">
            <text:p>-232,23 €</text:p>
          </table:table-cell>
          <table:table-cell table:number-columns-repeated="9"/>
          <table:table-cell table:style-name="ce73"/>
          <table:table-cell table:number-columns-repeated="1012"/>
        </table:table-row>
        <table:table-row table:style-name="ro3">
          <table:table-cell table:style-name="ce41" office:value-type="string" calcext:value-type="string">
            <text:p>UMSATZ (SONSTIGES)</text:p>
          </table:table-cell>
          <table:table-cell table:style-name="ce63" table:formula="of:=SUM([.B37:.B46])" office:value-type="currency" office:currency="EUR" office:value="-301.8" calcext:value-type="currency">
            <text:p>-301,80 €</text:p>
          </table:table-cell>
          <table:table-cell table:number-columns-repeated="9"/>
          <table:table-cell table:style-name="ce72"/>
          <table:table-cell table:number-columns-repeated="1012"/>
        </table:table-row>
        <table:table-row table:style-name="ro3">
          <table:table-cell table:number-columns-repeated="11"/>
          <table:table-cell table:style-name="ce72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4">
          <table:table-cell table:style-name="ce58" office:value-type="string" calcext:value-type="string">
            <text:p>UMSATZ (GESAMT)</text:p>
          </table:table-cell>
          <table:table-cell table:style-name="ce64" table:formula="of:=[.C33]+[.B47]" office:value-type="currency" office:currency="EUR" office:value="-1459.30018691589" calcext:value-type="currency">
            <text:p>-1.459,30 €</text:p>
          </table:table-cell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decimal-places="2" number:min-integer-digits="1" number:grouping="true"/>
      <number:text> €</number:text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">
      <number:number number:decimal-places="2" number:min-decimal-places="2" number:min-integer-digits="1" number:grouping="true"/>
      <number:text>   </number:text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8P0"/>
    </number:currency-style>
    <number:number-style style:name="N15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fill-character> </number:fill-character>
      <number:text>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fill-character> </number:fill-character>
      <number:text>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9">
      <number:day number:style="long"/>
      <number:text>.</number:text>
      <number:month number:style="long"/>
      <number:text>.</number:text>
    </number:date-style>
    <number:percentage-style style:name="N160">
      <number:number number:decimal-places="1" number:min-decimal-places="1" number:min-integer-digits="1"/>
      <number:text>%</number:text>
    </number:percentage-style>
    <number:date-style style:name="N161">
      <number:day number:style="long"/>
      <number:text>. </number:text>
      <number:month number:style="long"/>
      <number:text>.</number:text>
    </number:date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6P0" style:volatile="true"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16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7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1" number:min-decimal-places="1" number:min-integer-digits="1" number:grouping="true"/>
      <number:text> </number:text>
    </number:number-style>
    <number:number-style style:name="N169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69P0"/>
    </number:number-style>
    <number:number-style style:name="N170">
      <number:number number:decimal-places="4" number:min-decimal-places="4" number:min-integer-digits="1"/>
    </number:number-style>
    <number:number-style style:name="N171">
      <number:number number:decimal-places="3" number:min-decimal-places="3" number:min-integer-digits="1"/>
    </number:number-style>
    <number:number-style style:name="N172">
      <number:number number:decimal-places="3" number:min-decimal-places="3" number:min-integer-digits="1" number:grouping="true"/>
      <number:text> €</number:text>
    </number:number-style>
    <number:number-style style:name="N173">
      <number:number number:decimal-places="4" number:min-decimal-places="4" number:min-integer-digits="1" number:grouping="true"/>
      <number:text> €</number:text>
    </number:number-style>
    <number:currency-style style:name="N175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6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6P0"/>
    </number:currency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44" number:language="de" number:country="DE">
      <number:day number:style="long"/>
      <number:text>.</number:text>
      <number:month number:style="long"/>
      <number:text>.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.00.0000</text:date>, <text:time style:data-style-name="N2" text:time-value="17:44:33.5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12:30:34.438000000</dc:date>
    <meta:editing-duration>PT2H45M51S</meta:editing-duration>
    <meta:editing-cycles>37</meta:editing-cycles>
    <meta:generator>LibreOffice/7.1.7.2$Windows_X86_64 LibreOffice_project/c6a4e3954236145e2acb0b65f68614365aeee33f</meta:generator>
    <meta:document-statistic meta:table-count="1" meta:cell-count="394" meta:object-count="0"/>
  </office:meta>
</office:document-meta>
</file>